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f0a8" officeooo:paragraph-rsid="000bf0a8"/>
    </style:style>
    <style:style style:name="P2" style:family="paragraph" style:parent-style-name="Standard">
      <style:text-properties officeooo:rsid="000e50ec" officeooo:paragraph-rsid="000bf0a8"/>
    </style:style>
    <style:style style:name="P3" style:family="paragraph" style:parent-style-name="Standard">
      <style:text-properties officeooo:rsid="000e50ec" officeooo:paragraph-rsid="000e50ec"/>
    </style:style>
    <style:style style:name="P4" style:family="paragraph" style:parent-style-name="Standard">
      <style:text-properties officeooo:rsid="000e50ec" officeooo:paragraph-rsid="00117a78"/>
    </style:style>
    <style:style style:name="P5" style:family="paragraph" style:parent-style-name="Standard">
      <style:text-properties officeooo:rsid="00117a78" officeooo:paragraph-rsid="00117a78"/>
    </style:style>
    <style:style style:name="P6" style:family="paragraph" style:parent-style-name="Standard">
      <style:text-properties officeooo:rsid="00117a78" officeooo:paragraph-rsid="0014c91c"/>
    </style:style>
    <style:style style:name="T1" style:family="text">
      <style:text-properties officeooo:rsid="000e50ec"/>
    </style:style>
    <style:style style:name="T2" style:family="text">
      <style:text-properties officeooo:rsid="000e7301"/>
    </style:style>
    <style:style style:name="T3" style:family="text">
      <style:text-properties officeooo:rsid="0014c91c"/>
    </style:style>
    <style:style style:name="T4" style:family="text">
      <style:text-properties officeooo:rsid="00156b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ndling Missing Data.</text:p>
      <text:p text:style-name="P1"/>
      <text:p text:style-name="P1">Upon first inspection of the data we see there are many missing values. This is common in datasets and can be the result of many situations- within surveys, for example, participants may have refrained from answering certain questions or stopped participating part way through a long term study into the impact of, say a new medicine. </text:p>
      <text:p text:style-name="P1">Missing data becomes a serious problem, however when we wish to make inferences by fitting models to the full data set and we need meaning full values in every cell of our database. <text:s/></text:p>
      <text:p text:style-name="P1">The quickest way to solve this problem is to omit every observation where at least one variable has a missing value. </text:p>
      <text:p text:style-name="P1"/>
      <text:p text:style-name="P1">## Maybe show line of code using na.omit(marketing).</text:p>
      <text:p text:style-name="P1"/>
      <text:p text:style-name="P1">The simplicity of this method comes a price because we lose all the information contained in any of the other variables for an observation which carries even a single missing value. </text:p>
      <text:p text:style-name="P1"/>
      <text:p text:style-name="P1">## Line of code + output showing proportion of observations omitted by na.omit.</text:p>
      <text:p text:style-name="P1"/>
      <text:p text:style-name="P1">In the case of our marketing dataset, we see that there are approximately 2600 such observations (over 25% of the data). <text:span text:style-name="T1">Losing so much of our data would have a significant impact on the validity of any fitted models. We need a more preservative way to deal with the missing values.</text:span></text:p>
      <text:p text:style-name="P2"/>
      <text:p text:style-name="P3">Common practice when dealing with missing data is to replace missing data values with the mean value of the variable in question. <text:span text:style-name="T4">For categorical data, such as that in our marketing data, the mode of the data performs similarly. </text:span></text:p>
      <text:p text:style-name="P3"/>
      <text:p text:style-name="P3">## Maybe show some of the code involved, hand-written Mode() function needn't be shown.</text:p>
      <text:p text:style-name="P3"/>
      <text:p text:style-name="P4">This method has the major advantage over the latter in that we dont't lose any of the information stored in data values adjacent to missing data. Implementing this method does not require a significant amount of computing time in the case of our dataset.</text:p>
      <text:p text:style-name="P4"/>
      <text:p text:style-name="P4">One potential flaw in this method is that all the missing values of a variable will be given the same value. The reason these data are missing may <text:span text:style-name="T2">be significant, e.g. members of a given ethnic background may have been generally reluctant to divulge said information to a survey, this may have resulted in the majority of missing 'Ethnic' values actually belonging to people of the same given ethnicity which, crucially would not be reflected in the mode of the available “Ethnic” values.</text:span></text:p>
      <text:p text:style-name="P4"/>
      <text:p text:style-name="P5">To combat this potential bias, we can look at the available data fo the observations in question and base our imputations on them. For this method we will make use of the CRAN Package “mice”. This package can implement multiple techniques to predict <text:span text:style-name="T3">data</text:span> values depending on whether they are ordered/unordered categorical or continuous etc. Once we specify these methods, we can run the <text:s/>following command</text:p>
      <text:p text:style-name="P5"/>
      <text:p text:style-name="P5">#### mice() etc</text:p>
      <text:p text:style-name="P5"/>
      <text:p text:style-name="P6">to perform several iterations of these methods of imputation <text:span text:style-name="T3">and finally update our marketing dataset with the new complete dataset.</text:span></text:p>
      <text:p text:style-name="P6"/>
      <text:p text:style-name="P6"><text:span text:style-name="T3">Despite the extra computation time, this method of multiple imputation is the best of the three we have investigated because it neither removes valuable information from the data nor does it assign the same value to each missing value of a given variable.</text:span></text:p>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20:37:45.494481438</meta:creation-date>
    <dc:date>2015-11-24T21:31:30.006241012</dc:date>
    <meta:editing-duration>PT38M32S</meta:editing-duration>
    <meta:editing-cycles>7</meta:editing-cycles>
    <meta:generator>LibreOffice/4.2.8.2$Linux_X86_64 LibreOffice_project/420m0$Build-2</meta:generator>
    <meta:document-statistic meta:table-count="0" meta:image-count="0" meta:object-count="0" meta:page-count="2" meta:paragraph-count="16" meta:word-count="528" meta:character-count="3117" meta:non-whitespace-character-count="2598"/>
  </office:meta>
</office:document-meta>
</file>